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lwg Typo" svg:font-family="'Tlwg Typo'"/>
    <style:font-face style:name="Ubuntu" svg:font-family="Ubuntu"/>
    <style:font-face style:name="Ubuntu1" svg:font-family="Ubuntu1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3.266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3.2083in"/>
    </style:style>
    <style:style style:name="co6" style:family="table-column">
      <style:table-column-properties fo:break-before="auto" style:column-width="0.7835in"/>
    </style:style>
    <style:style style:name="co7" style:family="table-column">
      <style:table-column-properties fo:break-before="auto" style:column-width="0.4252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5.5083in"/>
    </style:style>
    <style:style style:name="co10" style:family="table-column">
      <style:table-column-properties fo:break-before="auto" style:column-width="5.3917in"/>
    </style:style>
    <style:style style:name="ro1" style:family="table-row">
      <style:table-row-properties style:row-height="0.225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4752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2063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1.0937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1" fo:font-weight="bold" style:font-name-asian="Ubuntu1" style:font-weight-asian="bold" style:font-name-complex="Ubuntu1" style:font-weight-complex="bold"/>
    </style:style>
    <style:style style:name="ce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5" style:family="table-cell" style:parent-style-name="Default" style:data-style-name="N129">
      <style:table-cell-properties fo:background-color="#eeeeee" fo:border="0.06pt solid #000000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2" style:family="table-cell" style:parent-style-name="Default" style:data-style-name="N0">
      <style:table-cell-properties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6" style:family="table-cell" style:parent-style-name="Default" style:data-style-name="N0">
      <style:table-cell-properties fo:background-color="#eeeeee" fo:border="0.06pt solid #000000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11" style:family="table-cell" style:parent-style-name="ConditionalStyle_5f_1_20_1" style:data-style-name="N0">
      <style:table-cell-properties fo:background-color="#dddddd" style:cell-protect="protected" style:print-content="true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end"/>
      <style:text-properties style:font-name="Ubuntu1" fo:font-size="8pt" style:font-name-asian="Ubuntu1" style:font-size-asian="8pt" style:font-name-complex="Ubuntu1" style:font-size-complex="8pt"/>
    </style:style>
    <style:style style:name="ce4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7" style:family="table-cell" style:parent-style-name="Default" style:data-style-name="N11">
      <style:table-cell-properties fo:background-color="#eeeeee" fo:border="0.06pt solid #000000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39" style:family="table-cell" style:parent-style-name="Default" style:data-style-name="N11">
      <style:table-cell-properties fo:background-color="#dddddd" fo:border="0.06pt solid #000000" style:vertical-align="middle"/>
      <style:text-properties style:font-name="Ubuntu1" fo:font-size="8pt" style:font-name-asian="Ubuntu1" style:font-size-asian="8pt" style:font-name-complex="Ubuntu1" style:font-size-complex="8pt"/>
      <style:map style:condition="cell-content()&gt;1" style:apply-style-name="cf2" style:base-cell-address="grupo.A1"/>
      <style:map style:condition="cell-content()=1" style:apply-style-name="cf1" style:base-cell-address="grupo.A1"/>
    </style:style>
    <style:style style:name="ce8" style:family="table-cell" style:parent-style-name="Default" style:data-style-name="N129">
      <style:table-cell-properties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9" style:family="table-cell" style:parent-style-name="Default" style:data-style-name="N129">
      <style:table-cell-properties style:vertical-align="middle"/>
      <style:text-properties style:font-name="Tlwg Typo" fo:font-size="8pt" style:font-name-asian="Tlwg Typo" style:font-size-asian="8pt" style:font-name-complex="Tlwg Typo" style:font-size-complex="8pt"/>
    </style:style>
    <style:style style:name="ce22" style:family="table-cell" style:parent-style-name="Default" style:data-style-name="N0"/>
    <style:style style:name="ce14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1" fo:font-size="12pt" style:font-name-asian="Ubuntu1" style:font-size-asian="12pt" style:font-name-complex="Ubuntu1" style:font-size-complex="12pt"/>
    </style:style>
    <style:style style:name="ce19" style:family="table-cell" style:parent-style-name="Default" style:data-style-name="N0">
      <style:table-cell-properties fo:background-color="#81d41a" fo:border="0.06pt solid #000000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15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Ubuntu1" fo:font-size="6pt" style:font-name-asian="Ubuntu1" style:font-size-asian="6pt" style:font-name-complex="Ubuntu1" style:font-size-complex="6pt"/>
    </style:style>
    <style:style style:name="ce17" style:family="table-cell" style:parent-style-name="Default" style:data-style-name="N129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47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  <style:map style:condition="cell-content()&lt;0" style:apply-style-name="cf2" style:base-cell-address="grupo.A1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49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  <style:map style:condition="cell-content()&gt;1" style:apply-style-name="cf2" style:base-cell-address="grupo.A1"/>
      <style:map style:condition="cell-content()=1" style:apply-style-name="cf1" style:base-cell-address="grupo.A1"/>
    </style:style>
    <style:style style:name="ce20" style:family="table-cell" style:parent-style-name="Default" style:data-style-name="N0">
      <style:table-cell-properties fo:background-color="transparent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21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1" style:font-name-asian="Ubuntu1" style:font-name-complex="Ubuntu1"/>
    </style:style>
    <style:style style:name="ce52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26" style:family="table-cell" style:parent-style-name="Default" style:data-style-name="N0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24" style:family="table-cell" style:parent-style-name="Default" style:data-style-name="N0">
      <style:table-cell-properties fo:background-color="#ffffd7" fo:border="0.06pt solid #000000" style:vertical-align="middle"/>
      <style:text-properties style:font-name="Ubuntu1" fo:font-size="8pt" style:font-name-asian="Ubuntu1" style:font-size-asian="8pt" style:font-name-complex="Ubuntu1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1" fo:font-size="8pt" style:font-name-asian="Ubuntu1" style:font-size-asian="8pt" style:font-name-complex="Ubuntu1" style:font-size-complex="8pt"/>
    </style:style>
    <style:style style:name="ce27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29" style:family="table-cell" style:parent-style-name="Default" style:data-style-name="N0">
      <style:text-properties style:font-name="Ubuntu" fo:font-size="8pt" style:font-name-asian="Ubuntu" style:font-size-asian="8pt" style:font-name-complex="Ubuntu" style:font-size-complex="8pt"/>
    </style:style>
    <style:style style:name="ce30" style:family="table-cell" style:parent-style-name="Default" style:data-style-name="N0">
      <style:text-properties style:font-name="Ubuntu" fo:font-size="8pt" style:text-underline-style="solid" style:text-underline-width="auto" style:text-underline-color="font-color" style:font-name-asian="Ubuntu" style:font-size-asian="8pt" style:font-name-complex="Ubuntu" style:font-size-complex="8pt"/>
    </style:style>
    <style:style style:name="ce28" style:family="table-cell" style:parent-style-name="Default" style:data-style-name="N0">
      <style:text-properties style:font-name="Ubuntu" style:font-name-asian="Ubuntu" style:font-name-complex="Ubuntu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content-validations>
        <table:content-validation table:name="val1" table:condition="of:cell-content-is-decimal-number() and cell-content()&lt;=1" table:allow-empty-cell="true" table:base-cell-address="grupo.A1">
          <table:error-message table:message-type="stop" table:display="true"/>
        </table:content-validation>
        <table:content-validation table:name="val2" table:condition="of:cell-content-is-in-list(&quot;não&quot;;&quot;sim&quot;)" table:allow-empty-cell="false" table:display-list="unsorted" table:base-cell-address="grupo.A1">
          <table:error-message table:message-type="stop" table:display="true"/>
        </table:content-validation>
      </table:content-validations>
      <table:table table:name="grup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4" table:number-columns-repeated="15360" table:default-cell-style-name="ce22"/>
        <table:table-row table:style-name="ro1">
          <table:table-cell table:style-name="ce13" office:value-type="string" calcext:value-type="string" table:number-columns-spanned="3" table:number-rows-spanned="1">
            <text:p>Grupo B3 (IML)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3" office:value-type="string" calcext:value-type="string">
            <text:p>NMec</text:p>
          </table:table-cell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Participação global</text:p>
          </table:table-cell>
          <table:table-cell table:number-columns-repeated="16381"/>
        </table:table-row>
        <table:table-row table:style-name="ro3">
          <table:table-cell table:style-name="ce5" office:value-type="float" office:value="119876" calcext:value-type="float">
            <text:p>119876</text:p>
          </table:table-cell>
          <table:table-cell table:style-name="ce6" office:value-type="string" calcext:value-type="string">
            <text:p>ANA MARGARIDA ALBERGARIA E CASTRO CASAL RIBEIRO</text:p>
          </table:table-cell>
          <table:table-cell table:style-name="ce7" table:content-validation-name="val1" office:value-type="percentage" office:value="0.148" calcext:value-type="percentage">
            <text:p>14.80%</text:p>
          </table:table-cell>
          <table:table-cell table:number-columns-repeated="16381"/>
        </table:table-row>
        <table:table-row table:style-name="ro3">
          <table:table-cell table:style-name="ce5" office:value-type="float" office:value="120303" calcext:value-type="float">
            <text:p>120303</text:p>
          </table:table-cell>
          <table:table-cell table:style-name="ce6" office:value-type="string" calcext:value-type="string">
            <text:p>FILIPE MOITOSO MARQUES</text:p>
          </table:table-cell>
          <table:table-cell table:style-name="ce7" table:content-validation-name="val1" office:value-type="percentage" office:value="0.14" calcext:value-type="percentage">
            <text:p>14.00%</text:p>
          </table:table-cell>
          <table:table-cell table:number-columns-repeated="16381"/>
        </table:table-row>
        <table:table-row table:style-name="ro3">
          <table:table-cell table:style-name="ce5" office:value-type="float" office:value="119792" calcext:value-type="float">
            <text:p>119792</text:p>
          </table:table-cell>
          <table:table-cell table:style-name="ce6" office:value-type="string" calcext:value-type="string">
            <text:p>GONCALO DUARTE FERREIRA DE ALMEIDA</text:p>
          </table:table-cell>
          <table:table-cell table:style-name="ce7" table:content-validation-name="val1" office:value-type="percentage" office:value="0.155" calcext:value-type="percentage">
            <text:p>15.50%</text:p>
          </table:table-cell>
          <table:table-cell table:number-columns-repeated="16381"/>
        </table:table-row>
        <table:table-row table:style-name="ro3">
          <table:table-cell table:style-name="ce5" office:value-type="float" office:value="120054" calcext:value-type="float">
            <text:p>120054</text:p>
          </table:table-cell>
          <table:table-cell table:style-name="ce6" office:value-type="string" calcext:value-type="string">
            <text:p>JOÃO PEDRO MONTEIRO BARREIRA</text:p>
          </table:table-cell>
          <table:table-cell table:style-name="ce7" table:content-validation-name="val1" office:value-type="percentage" office:value="0.155" calcext:value-type="percentage">
            <text:p>15.50%</text:p>
          </table:table-cell>
          <table:table-cell table:style-name="ce8"/>
          <table:table-cell table:style-name="ce9"/>
          <table:table-cell table:style-name="ce8" table:number-columns-repeated="4"/>
          <table:table-cell table:number-columns-repeated="16375"/>
        </table:table-row>
        <table:table-row table:style-name="ro3">
          <table:table-cell table:style-name="ce5" office:value-type="float" office:value="120141" calcext:value-type="float">
            <text:p>120141</text:p>
          </table:table-cell>
          <table:table-cell table:style-name="ce6" office:value-type="string" calcext:value-type="string">
            <text:p>JOSÉ PEDRO DA COSTA BAGAGEM</text:p>
          </table:table-cell>
          <table:table-cell table:style-name="ce7" table:content-validation-name="val1" office:value-type="percentage" office:value="0.27" calcext:value-type="percentage">
            <text:p>27.00%</text:p>
          </table:table-cell>
          <table:table-cell table:number-columns-repeated="16381"/>
        </table:table-row>
        <table:table-row table:style-name="ro3">
          <table:table-cell table:style-name="ce5" office:value-type="float" office:value="118640" calcext:value-type="float">
            <text:p>118640</text:p>
          </table:table-cell>
          <table:table-cell table:style-name="ce6" office:value-type="string" calcext:value-type="string">
            <text:p>MARTA CONTENTE ALMEIDA</text:p>
          </table:table-cell>
          <table:table-cell table:style-name="ce7" table:content-validation-name="val1" office:value-type="percentage" office:value="0.132" calcext:value-type="percentage">
            <text:p>13.20%</text:p>
          </table:table-cell>
          <table:table-cell table:number-columns-repeated="16381"/>
        </table:table-row>
        <table:table-row table:style-name="ro3">
          <table:table-cell table:style-name="ce10"/>
          <table:table-cell table:style-name="ce11" office:value-type="string" calcext:value-type="string">
            <text:p>Total:</text:p>
          </table:table-cell>
          <table:table-cell table:style-name="ce39" table:formula="of:=SUM([.C3:.C8])" office:value-type="percentage" office:value="1" calcext:value-type="percentage">
            <text:p>100.00%</text:p>
          </table:table-cell>
          <table:table-cell table:number-columns-repeated="16381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grupo.C9:grupo.C9">
            <calcext:condition calcext:apply-style-name="cf2" calcext:value="&gt;1" calcext:base-cell-address="grupo.A1"/>
            <calcext:condition calcext:apply-style-name="cf1" calcext:value="=1" calcext:base-cell-address="grupo.A1"/>
          </calcext:conditional-format>
        </calcext:conditional-formats>
      </table:table>
      <table:table table:name="participação" table:style-name="ta2">
        <table:table-column table:style-name="co5" table:default-cell-style-name="ce2"/>
        <table:table-column table:style-name="co6" table:number-columns-repeated="6" table:default-cell-style-name="ce16"/>
        <table:table-column table:style-name="co7" table:default-cell-style-name="ce16"/>
        <table:table-column table:style-name="co1" table:number-columns-repeated="1013" table:default-cell-style-name="ce2"/>
        <table:table-column table:style-name="co4" table:number-columns-repeated="15363" table:default-cell-style-name="ce22"/>
        <table:table-row table:style-name="ro5">
          <table:table-cell table:style-name="ce14" office:value-type="string" calcext:value-type="string">
            <text:p>Participação por tópico</text:p>
          </table:table-cell>
          <table:table-cell table:style-name="ce15" table:formula="of:=IF([.B2]=&quot;---&quot;;&quot;---&quot;;VLOOKUP([.B2];[grupo.$A$3:.$B$8];2;0))" office:value-type="string" office:string-value="ANA MARGARIDA ALBERGARIA E CASTRO CASAL RIBEIRO" calcext:value-type="string">
            <text:p>ANA MARGARIDA ALBERGARIA E CASTRO CASAL RIBEIRO</text:p>
          </table:table-cell>
          <table:table-cell table:style-name="ce15" table:formula="of:=IF([.C2]=&quot;---&quot;;&quot;---&quot;;VLOOKUP([.C2];[grupo.$A$3:.$B$8];2;0))" office:value-type="string" office:string-value="FILIPE MOITOSO MARQUES" calcext:value-type="string">
            <text:p>FILIPE MOITOSO MARQUES</text:p>
          </table:table-cell>
          <table:table-cell table:style-name="ce15" table:formula="of:=IF([.D2]=&quot;---&quot;;&quot;---&quot;;VLOOKUP([.D2];[grupo.$A$3:.$B$8];2;0))" office:value-type="string" office:string-value="GONCALO DUARTE FERREIRA DE ALMEIDA" calcext:value-type="string">
            <text:p>GONCALO DUARTE FERREIRA DE ALMEIDA</text:p>
          </table:table-cell>
          <table:table-cell table:style-name="ce15" table:formula="of:=IF([.E2]=&quot;---&quot;;&quot;---&quot;;VLOOKUP([.E2];[grupo.$A$3:.$B$8];2;0))" office:value-type="string" office:string-value="JOÃO PEDRO MONTEIRO BARREIRA" calcext:value-type="string">
            <text:p>JOÃO PEDRO MONTEIRO BARREIRA</text:p>
          </table:table-cell>
          <table:table-cell table:style-name="ce15" table:formula="of:=IF([.F2]=&quot;---&quot;;&quot;---&quot;;VLOOKUP([.F2];[grupo.$A$3:.$B$8];2;0))" office:value-type="string" office:string-value="JOSÉ PEDRO DA COSTA BAGAGEM" calcext:value-type="string">
            <text:p>JOSÉ PEDRO DA COSTA BAGAGEM</text:p>
          </table:table-cell>
          <table:table-cell table:style-name="ce15" table:formula="of:=IF([.G2]=&quot;---&quot;;&quot;---&quot;;VLOOKUP([.G2];[grupo.$A$3:.$B$8];2;0))" office:value-type="string" office:string-value="MARTA CONTENTE ALMEIDA" calcext:value-type="string">
            <text:p>MARTA CONTENTE ALMEIDA</text:p>
          </table:table-cell>
          <table:table-cell table:style-name="ce3"/>
          <table:table-cell table:style-name="ce16" table:number-columns-repeated="1013"/>
          <table:table-cell table:number-columns-repeated="15363"/>
        </table:table-row>
        <table:table-row table:style-name="ro3">
          <table:table-cell table:style-name="ce3" office:value-type="string" calcext:value-type="string">
            <text:p>Tópico</text:p>
          </table:table-cell>
          <table:table-cell table:style-name="ce17" table:formula="of:=IF([grupo.A3]=0;&quot;---&quot;;[grupo.A3])" office:value-type="float" office:value="119876" calcext:value-type="float">
            <text:p>119876</text:p>
          </table:table-cell>
          <table:table-cell table:style-name="ce17" table:formula="of:=IF([grupo.A4]=0;&quot;---&quot;;[grupo.A4])" office:value-type="float" office:value="120303" calcext:value-type="float">
            <text:p>120303</text:p>
          </table:table-cell>
          <table:table-cell table:style-name="ce17" table:formula="of:=IF([grupo.A5]=0;&quot;---&quot;;[grupo.A5])" office:value-type="float" office:value="119792" calcext:value-type="float">
            <text:p>119792</text:p>
          </table:table-cell>
          <table:table-cell table:style-name="ce17" table:formula="of:=IF([grupo.A6]=0;&quot;---&quot;;[grupo.A6])" office:value-type="float" office:value="120054" calcext:value-type="float">
            <text:p>120054</text:p>
          </table:table-cell>
          <table:table-cell table:style-name="ce17" table:formula="of:=IF([grupo.A7]=0;&quot;---&quot;;[grupo.A7])" office:value-type="float" office:value="120141" calcext:value-type="float">
            <text:p>120141</text:p>
          </table:table-cell>
          <table:table-cell table:style-name="ce17" table:formula="of:=IF([grupo.A8]=0;&quot;---&quot;;[grupo.A8])" office:value-type="float" office:value="118640" calcext:value-type="float">
            <text:p>118640</text:p>
          </table:table-cell>
          <table:table-cell table:style-name="ce3" office:value-type="string" calcext:value-type="string">
            <text:p>sum</text:p>
          </table:table-cell>
          <table:table-cell table:style-name="ce16" table:number-columns-repeated="1013"/>
          <table:table-cell table:number-columns-repeated="15363"/>
        </table:table-row>
        <table:table-row table:style-name="ro3">
          <table:table-cell table:style-name="ce6" office:value-type="string" calcext:value-type="string">
            <text:p>Linguagem secundária (gramática, semântica, interpretação)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style-name="ce47" table:content-validation-name="val1" office:value-type="percentage" office:value="0.45" calcext:value-type="percentage">
            <text:p>45%</text:p>
          </table:table-cell>
          <table:table-cell table:style-name="ce47" table:content-validation-name="val1" office:value-type="percentage" office:value="0.5" calcext:value-type="percentage">
            <text:p>50%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style-name="ce47" table:content-validation-name="val1" office:value-type="percentage" office:value="0.05" calcext:value-type="percentage">
            <text:p>5%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style-name="ce49" table:formula="of:=SUM([.B3:.G3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Linguagem secundária (teste)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number-columns-repeated="2" table:style-name="ce47" table:content-validation-name="val1" office:value-type="percentage" office:value="0.5" calcext:value-type="percentage">
            <text:p>50%</text:p>
          </table:table-cell>
          <table:table-cell table:number-columns-repeated="3" table:style-name="ce47" table:content-validation-name="val1" office:value-type="percentage" office:value="0" calcext:value-type="percentage">
            <text:p>0%</text:p>
          </table:table-cell>
          <table:table-cell table:style-name="ce49" table:formula="of:=SUM([.B4:.G4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ramática (principal):</text:p>
          </table:table-cell>
          <table:table-cell table:number-columns-repeated="4" table:style-name="ce47" table:content-validation-name="val1" office:value-type="percentage" office:value="0" calcext:value-type="percentage">
            <text:p>0%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style-name="ce49" table:formula="of:=SUM([.B5:.G5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Análise semântica (principal):</text:p>
          </table:table-cell>
          <table:table-cell table:style-name="ce47" table:content-validation-name="val1" office:value-type="percentage" office:value="0.475" calcext:value-type="percentage">
            <text:p>48%</text:p>
          </table:table-cell>
          <table:table-cell table:number-columns-repeated="3" table:style-name="ce47" table:content-validation-name="val1" office:value-type="percentage" office:value="0" calcext:value-type="percentage">
            <text:p>0%</text:p>
          </table:table-cell>
          <table:table-cell table:style-name="ce47" table:content-validation-name="val1" office:value-type="percentage" office:value="0.1" calcext:value-type="percentage">
            <text:p>10%</text:p>
          </table:table-cell>
          <table:table-cell table:style-name="ce47" table:content-validation-name="val1" office:value-type="percentage" office:value="0.425" calcext:value-type="percentage">
            <text:p>43%</text:p>
          </table:table-cell>
          <table:table-cell table:style-name="ce49" table:formula="of:=SUM([.B6:.G6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ração de código:</text:p>
          </table:table-cell>
          <table:table-cell table:number-columns-repeated="3" table:style-name="ce47" table:content-validation-name="val1" office:value-type="percentage" office:value="0" calcext:value-type="percentage">
            <text:p>0%</text:p>
          </table:table-cell>
          <table:table-cell table:number-columns-repeated="2" table:style-name="ce47" table:content-validation-name="val1" office:value-type="percentage" office:value="0.5" calcext:value-type="percentage">
            <text:p>50%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style-name="ce49" table:formula="of:=SUM([.B7:.G7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Teste (min*):</text:p>
          </table:table-cell>
          <table:table-cell table:style-name="ce47" table:content-validation-name="val1" office:value-type="percentage" office:value="0.5" calcext:value-type="percentage">
            <text:p>50%</text:p>
          </table:table-cell>
          <table:table-cell table:number-columns-repeated="4" table:style-name="ce47" table:content-validation-name="val1" office:value-type="percentage" office:value="0" calcext:value-type="percentage">
            <text:p>0%</text:p>
          </table:table-cell>
          <table:table-cell table:style-name="ce47" table:content-validation-name="val1" office:value-type="percentage" office:value="0.5" calcext:value-type="percentage">
            <text:p>50%</text:p>
          </table:table-cell>
          <table:table-cell table:style-name="ce49" table:formula="of:=SUM([.B8:.G8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Teste (outros programas):</text:p>
          </table:table-cell>
          <table:table-cell table:number-columns-repeated="3" table:style-name="ce47" table:content-validation-name="val1" office:value-type="percentage" office:value="0" calcext:value-type="percentage">
            <text:p>0%</text:p>
          </table:table-cell>
          <table:table-cell table:style-name="ce47" table:content-validation-name="val1" office:value-type="percentage" office:value="0.2" calcext:value-type="percentage">
            <text:p>20%</text:p>
          </table:table-cell>
          <table:table-cell table:style-name="ce47" table:content-validation-name="val1" office:value-type="percentage" office:value="0.8" calcext:value-type="percentage">
            <text:p>80%</text:p>
          </table:table-cell>
          <table:table-cell table:style-name="ce47" table:content-validation-name="val1" office:value-type="percentage" office:value="0" calcext:value-type="percentage">
            <text:p>0%</text:p>
          </table:table-cell>
          <table:table-cell table:style-name="ce49" table:formula="of:=SUM([.B9:.G9])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6">
          <table:table-cell table:style-name="ce19"/>
          <table:table-cell table:style-name="ce3" table:number-columns-repeated="7"/>
          <table:table-cell table:style-name="ce20" table:number-columns-repeated="1013"/>
          <table:table-cell table:number-columns-repeated="15363"/>
        </table:table-row>
        <table:table-row table:style-name="ro4" table:number-rows-repeated="104856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articipação.B3:participação.G9">
            <calcext:condition calcext:apply-style-name="cf2" calcext:value="&lt;0" calcext:base-cell-address="grupo.A1"/>
          </calcext:conditional-format>
          <calcext:conditional-format calcext:target-range-address="participação.H3:participação.H9">
            <calcext:condition calcext:apply-style-name="cf2" calcext:value="&gt;1" calcext:base-cell-address="grupo.A1"/>
            <calcext:condition calcext:apply-style-name="cf1" calcext:value="=1" calcext:base-cell-address="grupo.A1"/>
          </calcext:conditional-format>
        </calcext:conditional-formats>
      </table:table>
      <table:table table:name="requisitos" table:style-name="ta3"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" table:number-columns-repeated="1021" table:default-cell-style-name="ce22"/>
        <table:table-column table:style-name="co4" table:number-columns-repeated="15360" table:default-cell-style-name="ce22"/>
        <table:table-row table:style-name="ro7">
          <table:table-cell table:style-name="ce21" office:value-type="string" calcext:value-type="string">
            <text:p>nível</text:p>
          </table:table-cell>
          <table:table-cell table:style-name="ce21" office:value-type="string" calcext:value-type="string">
            <text:p>Requisito</text:p>
          </table:table-cell>
          <table:table-cell table:style-name="ce21" office:value-type="string" calcext:value-type="string">
            <text:p>sim/não</text:p>
          </table:table-cell>
          <table:table-cell table:number-columns-repeated="16381"/>
        </table:table-row>
        <table:table-row table:style-name="ro3">
          <table:table-cell table:style-name="ce52" office:value-type="string" calcext:value-type="string" table:number-columns-spanned="1" table:number-rows-spanned="10">
            <text:p>Mínimo</text:p>
          </table:table-cell>
          <table:table-cell table:style-name="ce6" office:value-type="string" calcext:value-type="string">
            <text:p>Carregar e salvar imagens pgm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Tipos de dados imagem, string, número e percentagem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Expressões aritméticas numéricas e concatenação de texto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Operações morfológicas, escala, flip, pixel a pixel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Escrita stdout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Leitura stdin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Conversão tipos de dado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Desenho de imagen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Verificação semântica do sistema de tipo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Linguagem secundária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table-cell table:style-name="ce26" office:value-type="string" calcext:value-type="string" table:number-columns-spanned="1" table:number-rows-spanned="7">
            <text:p>Desejável</text:p>
          </table:table-cell>
          <table:table-cell table:style-name="ce24" office:value-type="string" calcext:value-type="string">
            <text:p>Expressões booleana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24" office:value-type="string" calcext:value-type="string">
            <text:p>Instrução condicional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24" office:value-type="string" calcext:value-type="string">
            <text:p>Outras intruções iterativa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24" office:value-type="string" calcext:value-type="string">
            <text:p>Operadores any pixel, all pixel, count pixel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24" office:value-type="string" calcext:value-type="string">
            <text:p>Tipo de dados lista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24" office:value-type="string" calcext:value-type="string">
            <text:p>Gerar filme gif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24" office:value-type="string" calcext:value-type="string">
            <text:p>Operações top hat, black hat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table-cell table:style-name="ce52" office:value-type="string" calcext:value-type="string" table:number-columns-spanned="1" table:number-rows-spanned="13">
            <text:p>Avançado</text:p>
          </table:table-cell>
          <table:table-cell table:style-name="ce6" office:value-type="string" calcext:value-type="string">
            <text:p>Acesso a elementos da lista ou de imagens através de indíce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 office:value-type="string" calcext:value-type="string">
            <text:p>Operações aritméticas pixeis a pixeis que funcionam através também com listas</text:p>
          </table:table-cell>
          <table:table-cell table:style-name="ce23" table:content-validation-name="val2" office:value-type="string" calcext:value-type="string">
            <text:p>sim</text:p>
          </table:table-cell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3">
          <table:covered-table-cell/>
          <table:table-cell table:style-name="ce6"/>
          <table:table-cell table:style-name="ce23" table:content-validation-name="val2"/>
          <table:table-cell table:number-columns-repeated="16381"/>
        </table:table-row>
        <table:table-row table:style-name="ro4" table:number-rows-repeated="104854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mentário" table:style-name="ta2">
        <table:table-column table:style-name="co10" table:default-cell-style-name="ce29"/>
        <table:table-column table:style-name="co1" table:number-columns-repeated="1023" table:default-cell-style-name="ce29"/>
        <table:table-column table:style-name="co4" table:number-columns-repeated="15360" table:default-cell-style-name="ce22"/>
        <table:table-row table:style-name="ro8">
          <table:table-cell table:style-name="ce27" office:value-type="string" calcext:value-type="string">
            <text:p>Comentários</text:p>
          </table:table-cell>
          <table:table-cell table:style-name="ce28" table:number-columns-repeated="16383"/>
        </table:table-row>
        <table:table-row table:style-name="ro9">
          <table:table-cell table:number-columns-repeated="16384"/>
        </table:table-row>
        <table:table-row table:style-name="ro4">
          <table:table-cell office:value-type="string" calcext:value-type="string">
            <text:p>Todos os comentários relevantes foram feitos no README.md</text:p>
          </table:table-cell>
          <table:table-cell table:number-columns-repeated="16383"/>
        </table:table-row>
        <table:table-row table:style-name="ro4" table:number-rows-repeated="13">
          <table:table-cell table:number-columns-repeated="16384"/>
        </table:table-row>
        <table:table-row table:style-name="ro3">
          <table:table-cell table:style-name="ce30"/>
          <table:table-cell table:number-columns-repeated="16383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lwg Typo" svg:font-family="'Tlwg Typo'"/>
    <style:font-face style:name="Ubuntu" svg:font-family="Ubuntu"/>
    <style:font-face style:name="Ubuntu1" svg:font-family="Ubuntu1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9">
      <number:number number:decimal-places="0" number:min-decimal-places="0" number:min-integer-digits="6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10">
      <style:table-cell-properties fo:background-color="#cc0000" style:text-align-source="fix" style:repeat-content="false" style:vertical-align="middle"/>
      <style:paragraph-properties fo:text-align="center"/>
      <style:text-properties fo:color="#ffffff" style:font-name="Ubuntu1" fo:font-family="Ubuntu1" fo:font-size="8pt" fo:font-weight="bold" style:font-name-asian="Ubuntu1" style:font-family-asian="Ubuntu1" style:font-size-asian="8pt" style:font-weight-asian="bold" style:font-name-complex="Ubuntu1" style:font-family-complex="Ubuntu1" style:font-size-complex="8pt" style:font-weight-complex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vertical-align="automatic"/>
      <style:text-properties style:font-name="Ubuntu1" fo:font-family="Ubuntu1" fo:font-size="8pt" style:font-name-asian="Ubuntu1" style:font-family-asian="Ubuntu1" style:font-size-asian="8pt" style:font-name-complex="Ubuntu1" style:font-family-complex="Ubuntu1" style:font-size-complex="8pt"/>
    </style:style>
    <style:style style:name="cf1" style:family="table-cell" style:parent-style-name="Default" style:data-style-name="N10">
      <style:table-cell-properties fo:background-color="#81d41a"/>
    </style:style>
    <style:style style:name="cf2" style:family="table-cell" style:parent-style-name="Default" style:data-style-name="N10">
      <style:table-cell-properties fo:background-color="#cc0000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3362in" fo:margin-left="0in" fo:margin-right="0in" fo:margin-bottom="0in"/>
      </style:header-style>
      <style:footer-style>
        <style:header-footer-properties fo:min-height="0.3362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362in" fo:margin-left="0in" fo:margin-right="0in" fo:margin-bottom="0in"/>
      </style:header-style>
      <style:footer-style>
        <style:header-footer-properties fo:min-height="0.3362in" fo:margin-left="0in" fo:margin-right="0in" fo:margin-top="0in"/>
      </style:footer-style>
    </style:page-layout>
    <style:page-layout style:name="Mpm5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3" style:page-layout-name="Mpm5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argarida</meta:initial-creator>
    <meta:creation-date>2022-12-28T14:47:45Z</meta:creation-date>
    <dc:date>2025-06-15T19:13:43.315757920</dc:date>
    <meta:editing-cycles>132</meta:editing-cycles>
    <meta:editing-duration>PT15H59M15S</meta:editing-duration>
    <meta:document-statistic meta:table-count="4" meta:cell-count="141" meta:object-count="0"/>
  </office:meta>
</office:document-meta>
</file>